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_Bohai_Sea">
            <text:p>South_Bohai_Sea</text:p>
          </table:table-cell>
          <table:table-cell office:value-type="string" office:value="radiocarbon">
            <text:p>radiocarbon</text:p>
          </table:table-cell>
          <table:table-cell office:value-type="string" office:value="Beta-172529">
            <text:p>Beta-172529</text:p>
          </table:table-cell>
          <table:table-cell office:value-type="float" office:value="38.152">
            <text:p>38.152</text:p>
          </table:table-cell>
          <table:table-cell office:value-type="float" office:value="118.928">
            <text:p>118.928</text:p>
          </table:table-cell>
          <table:table-cell office:value-type="float" office:value="43940.0">
            <text:p>43940.0</text:p>
          </table:table-cell>
          <table:table-cell office:value-type="float" office:value="1610.0">
            <text:p>1610.0</text:p>
          </table:table-cell>
          <table:table-cell office:value-type="string" office:value="mollusc shell">
            <text:p>mollusc shell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-1.0">
            <text:p>-1.0</text:p>
          </table:table-cell>
          <table:table-cell office:value-type="float" office:value="-43.25">
            <text:p>-43.2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iuEtal2009,PicoEtal2016">
            <text:p>LiuEtal2009,PicoEtal2016</text:p>
          </table:table-cell>
        </table:table-row>
        <table:table-row>
          <table:table-cell office:value-type="string" office:value="South_Bohai_Sea">
            <text:p>South_Bohai_Sea</text:p>
          </table:table-cell>
          <table:table-cell office:value-type="string" office:value="radiocarbon">
            <text:p>radiocarbon</text:p>
          </table:table-cell>
          <table:table-cell office:value-type="string" office:value="Beta-172530">
            <text:p>Beta-172530</text:p>
          </table:table-cell>
          <table:table-cell office:value-type="float" office:value="38.152">
            <text:p>38.152</text:p>
          </table:table-cell>
          <table:table-cell office:value-type="float" office:value="118.928">
            <text:p>118.928</text:p>
          </table:table-cell>
          <table:table-cell office:value-type="float" office:value="38490.0">
            <text:p>38490.0</text:p>
          </table:table-cell>
          <table:table-cell office:value-type="float" office:value="880.0">
            <text:p>880.0</text:p>
          </table:table-cell>
          <table:table-cell office:value-type="string" office:value="plant fragment">
            <text:p>plant frag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57.94">
            <text:p>-57.9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iuEtal2009,PicoEtal2016">
            <text:p>LiuEtal2009,PicoEtal2016</text:p>
          </table:table-cell>
        </table:table-row>
        <table:table-row>
          <table:table-cell office:value-type="string" office:value="South_Bohai_Sea">
            <text:p>South_Bohai_Sea</text:p>
          </table:table-cell>
          <table:table-cell office:value-type="string" office:value="radiocarbon">
            <text:p>radiocarbon</text:p>
          </table:table-cell>
          <table:table-cell office:value-type="string" office:value="Beta-172531">
            <text:p>Beta-172531</text:p>
          </table:table-cell>
          <table:table-cell office:value-type="float" office:value="38.152">
            <text:p>38.152</text:p>
          </table:table-cell>
          <table:table-cell office:value-type="float" office:value="118.928">
            <text:p>118.928</text:p>
          </table:table-cell>
          <table:table-cell office:value-type="float" office:value="41350.0">
            <text:p>41350.0</text:p>
          </table:table-cell>
          <table:table-cell office:value-type="float" office:value="1210.0">
            <text:p>1210.0</text:p>
          </table:table-cell>
          <table:table-cell office:value-type="string" office:value="plant fragment">
            <text:p>plant fragment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65.32">
            <text:p>-65.32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iuEtal2009,PicoEtal2016">
            <text:p>LiuEtal2009,PicoEtal2016</text:p>
          </table:table-cell>
        </table:table-row>
        <table:table-row>
          <table:table-cell office:value-type="string" office:value="South_Bohai_Sea">
            <text:p>South_Bohai_Sea</text:p>
          </table:table-cell>
          <table:table-cell office:value-type="string" office:value="radiocarbon">
            <text:p>radiocarbon</text:p>
          </table:table-cell>
          <table:table-cell office:value-type="string" office:value="Beta-174600">
            <text:p>Beta-174600</text:p>
          </table:table-cell>
          <table:table-cell office:value-type="float" office:value="38.152">
            <text:p>38.152</text:p>
          </table:table-cell>
          <table:table-cell office:value-type="float" office:value="118.928">
            <text:p>118.928</text:p>
          </table:table-cell>
          <table:table-cell office:value-type="float" office:value="42530.0">
            <text:p>42530.0</text:p>
          </table:table-cell>
          <table:table-cell office:value-type="float" office:value="1300.0">
            <text:p>1300.0</text:p>
          </table:table-cell>
          <table:table-cell office:value-type="string" office:value="gastropod">
            <text:p>gastropod</text:p>
          </table:table-cell>
          <table:table-cell office:value-type="string" office:value="marine">
            <text:p>marine</text:p>
          </table:table-cell>
          <table:table-cell office:value-type="float" office:value="-284.0">
            <text:p>-284.0</text:p>
          </table:table-cell>
          <table:table-cell office:value-type="float" office:value="37.0">
            <text:p>37.0</text:p>
          </table:table-cell>
          <table:table-cell office:value-type="float" office:value="-1.0">
            <text:p>-1.0</text:p>
          </table:table-cell>
          <table:table-cell office:value-type="float" office:value="-39.83">
            <text:p>-39.8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LiuEtal2009,PicoEtal2016">
            <text:p>LiuEtal2009,Pico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